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bitmap" draw:fill-color="#729fcf" draw:fill-image-name="Bitmap_20_1" presentation:display-footer="false" presentation:display-page-number="tru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4.786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2.95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8cm" fo:text-indent="0cm"/>
    </style:style>
    <style:style style:name="P6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footer-decl presentation:name="ftr1">https://github.com/Otumian-empire</presentation:footer-decl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 text:style-name="P1">CLI - Command-Line Interface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 text:style-name="P2">Creating, reading, updating, deleting and navigation on the command-line interface</text:p>
          </draw:text-box>
        </draw:frame>
        <presentation:notes draw:style-name="dp2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CLI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 – stands for the command-line interface.</text:p>
              </text:list-item>
              <text:list-item>
                <text:p>It is a computing platform (interface) where the user (you) issues commands to the computer (program).</text:p>
              </text:list-item>
              <text:list-item>
                <text:p>This is text based, contrary to GUI – Graphical-User interface where user clicks on graphics (icons and buttons) to issue comman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eating a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mkdir</text:span> &lt;folder_name&gt;</text:p>
              </text:list-item>
              <text:list-item>
                <text:p><text:span text:style-name="T1">mkdir</text:span> is in lowercase</text:p>
              </text:list-item>
              <text:list-item>
                <text:p>&lt;folder_name&gt; is the name of the folder</text:p>
              </text:list-item>
              <text:list-item>
                <text:p text:style-name="P5">Then followed by the ls command</text:p>
              </text:list-item>
              <text:list-item>
                <text:p text:style-name="P5">The ls command will list all the contents of the current working directory</text:p>
              </text:list-item>
              <text:list-item>
                <text:p>If the previous was successful, you’d see the &lt;folder_name&gt; lis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hange into that folder</text:p>
          </draw:text-box>
        </draw:frame>
        <draw:frame presentation:style-name="pr6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1">cd</text:span> &lt;folder_name&gt;</text:p>
              </text:list-item>
              <text:list-item>
                <text:p><text:span text:style-name="T1">cd</text:span> is stands for change directory</text:p>
              </text:list-item>
              <text:list-item>
                <text:p>&lt;folder_name&gt; is the name of the folder in which you want to change into.</text:p>
              </text:list-item>
              <text:list-item>
                <text:p>And to move back the directory, <text:span text:style-name="T1">cd</text:span> ..</text:p>
              </text:list-item>
              <text:list-item>
                <text:p>The “..” means the previous directory</text:p>
              </text:list-item>
              <text:list-item>
                <text:p>Whilst “.” means the current director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ove folder</text:p>
          </draw:text-box>
        </draw:frame>
        <draw:frame presentation:style-name="pr6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1">mv</text:span> &lt;folder_name&gt; &lt;new_location&gt;</text:p>
              </text:list-item>
              <text:list-item>
                <text:p><text:span text:style-name="T1">mv</text:span> command will move &lt;folder_name&gt; to a &lt;new_location&gt; if exists</text:p>
              </text:list-item>
              <text:list-item>
                <text:p>If &lt;new_location&gt; doesn’t exist, it will rename &lt;folder_name&gt;</text:p>
              </text:list-item>
              <text:list-item>
                <text:p>Though, this will work just f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name a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mv</text:span> &lt;old_folder_name&gt; &lt;new_folder_name&gt;</text:p>
              </text:list-item>
              <text:list-item>
                <text:p>This is usually better if you are renaming in the same fold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py a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cp -r</text:span> &lt;folder_name&gt; &lt;new_folder_name&gt;</text:p>
              </text:list-item>
              <text:list-item>
                <text:p>The <text:span text:style-name="T1">cp</text:span> command with the <text:span text:style-name="T1">-r</text:span> flag copies the content of &lt;folder_name&gt; into &lt;new_folder_name&gt;</text:p>
              </text:list-item>
              <text:list-item>
                <text:p>Without the <text:span text:style-name="T1">-r</text:span> flag, the CLI would spit an error message that <text:span text:style-name="T1">-r</text:span> isn’t specifi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lete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rmdir</text:span> &lt;folder_name&gt;</text:p>
              </text:list-item>
              <text:list-item>
                <text:p>The <text:span text:style-name="T1">rmdir</text:span> stands for remove directory</text:p>
              </text:list-item>
              <text:list-item>
                <text:p>This will delete an empty directory</text:p>
              </text:list-item>
              <text:list-item>
                <text:p><text:span text:style-name="T1">rm -r</text:span> &lt;folder_name&gt;</text:p>
              </text:list-item>
              <text:list-item>
                <text:p><text:span text:style-name="T1">-r</text:span> flag removes the content of the folder, then the folder</text:p>
              </text:list-item>
              <text:list-item>
                <text:p><text:span text:style-name="T1">-r</text:span> means recurs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eating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touch</text:span> &lt;file_name&gt;</text:p>
              </text:list-item>
              <text:list-item>
                <text:p>The <text:span text:style-name="T1">touch</text:span> command creates an empty file with the name , &lt;file_name&gt;</text:p>
              </text:list-item>
              <text:list-item>
                <text:p><text:span text:style-name="T1">cat</text:span> &gt; &lt;file_name&gt;</text:p>
              </text:list-item>
              <text:list-item>
                <text:p>The <text:span text:style-name="T1">cat</text:span> command also creates an empty file and gives you the opportunity to write to the file</text:p>
              </text:list-item>
              <text:list-item>
                <text:p>Notice the ‘&gt;’ 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riting into a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cat</text:span> &gt; &lt;file_name&gt;</text:p>
              </text:list-item>
              <text:list-item>
                <text:p>The <text:span text:style-name="T1">cat</text:span> command opens the file on the terminal for writing</text:p>
              </text:list-item>
              <text:list-item>
                <text:p>Overwrites &lt;file_name&gt; if &lt;file_name&gt; already exist or is not empty</text:p>
              </text:list-item>
              <text:list-item>
                <text:p><text:span text:style-name="T1">cat</text:span> &gt;&gt; &lt;file_name&gt;</text:p>
              </text:list-item>
              <text:list-item>
                <text:p>‘&gt;&gt;’ appends text to the end content of &lt;file_name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ad the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cat</text:span> &lt;file_name&gt;</text:p>
              </text:list-item>
              <text:list-item>
                <text:p>The <text:span text:style-name="T1">cat</text:span> command reads the content of &lt;file_name&gt;</text:p>
              </text:list-item>
              <text:list-item>
                <text:p>NB: <text:span text:style-name="T1">cat</text:span> command has been used for creating, writing and reading of files, with the aid ‘&gt;’ and ‘&gt;&gt;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py a file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cp</text:span> &lt;file_name&gt; &lt;new_file_name&gt;</text:p>
              </text:list-item>
              <text:list-item>
                <text:p><text:span text:style-name="T1">cp</text:span> command is used to copy &lt;file_name&gt;</text:p>
              </text:list-item>
              <text:list-item>
                <text:p>NB: Note how <text:span text:style-name="T1">cp</text:span> was used with the copying of the directory and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ove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mv</text:span> &lt;file_name&gt; &lt;new_location&gt;</text:p>
              </text:list-item>
              <text:list-item>
                <text:p><text:span text:style-name="T1">mv</text:span> command moves &lt;file_name&gt; to &lt;new_location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name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mv</text:span> &lt;file_name&gt; &lt;new_file_name&gt;</text:p>
              </text:list-item>
              <text:list-item>
                <text:p><text:span text:style-name="T1">mv</text:span> renames the &lt;file_name&gt; to &lt;new_file_name&gt;</text:p>
              </text:list-item>
              <text:list-item>
                <text:p>NB: Notice how mv has been used to move and rename directory/fi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lete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rm</text:span> <text:s/>&lt;file_name&gt;</text:p>
              </text:list-item>
              <text:list-item>
                <text:p><text:span text:style-name="T1">rm</text:span> stands for remove/delete</text:p>
              </text:list-item>
              <text:list-item>
                <text:p>NB: Notice how <text:span text:style-name="T1">rm</text:span> is used with <text:span text:style-name="T1">-r</text:span> to delete/remove the content of a non-empty fol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6" draw:master-page-name="Vivid1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6" draw:layer="layout" svg:width="29.832cm" svg:height="12.954cm" svg:x="1.664cm" svg:y="5.334cm" presentation:class="subtitle" presentation:user-transformed="true">
          <draw:text-box>
            <text:p><text:span text:style-name="T2">https://github.com/Otumian-empire/CLI-presentation</text:span></text:p>
            <text:p/>
            <text:p><text:span text:style-name="T3">The end</text:span></text:p>
          </draw:text-box>
        </draw:frame>
        <draw:frame presentation:style-name="pr3" draw:layer="layout" svg:width="29.996cm" svg:height="3.506cm" svg:x="1.664cm" svg:y="0.337cm" presentation:class="title">
          <draw:text-box>
            <text:p>Where to find this sli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3:56:34.892799953</meta:creation-date>
    <meta:editing-duration>PT3H10M39S</meta:editing-duration>
    <meta:editing-cycles>27</meta:editing-cycles>
    <meta:generator>LibreOffice/6.0.7.3$Linux_X86_64 LibreOffice_project/00m0$Build-3</meta:generator>
    <dc:title>Vivid</dc:title>
    <meta:initial-creator>Michael Otu</meta:initial-creator>
    <dc:date>2019-10-06T18:11:37.991560774</dc:date>
    <dc:creator>Michael Otu</dc:creator>
    <meta:document-statistic meta:object-count="104"/>
  </office:meta>
</office:document-meta>
</file>